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/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e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l entry 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air the work in sheets here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 classes, do flow in netbeans struts ap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de struts or servlets simple?</text:p>
          </table:table-cell>
          <table:table-cell table:number-columns-repeated="3"/>
          <table:table-cell office:value-type="string" calcext:value-type="string">
            <text:p>anyday you can do all with struts only, it can do all servlets work, just us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4"/>
        </table:table-row>
      </table:table>
      <table:table table:name="Sheet3" table:style-name="ta1">
        <table:table-column table:style-name="co2" table:default-cell-style-name="ce5"/>
        <table:table-column table:style-name="co1" table:number-columns-repeated="12" table:default-cell-style-name="ce5"/>
        <table:table-row table:style-name="ro2">
          <table:table-cell table:style-name="ce4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</table:table-row>
        <table:table-row table:style-name="ro1" table:number-rows-repeated="2">
          <table:table-cell table:style-name="Default" table:number-columns-repeated="13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t complaints, along with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User ca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table:number-columns-repeated="10"/>
          <table:table-cell table:style-name="Default"/>
          <table:table-cell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4"/>
          <table:table-cell office:value-type="string" calcext:value-type="string">
            <text:p>edit rate and revie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nage his image</text:p>
          </table:table-cell>
          <table:table-cell table:number-columns-repeated="2"/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table:number-columns-repeated="2"/>
          <table:table-cell office:value-type="string" calcext:value-type="string">
            <text:p>what happens in <text:span text:style-name="T3">revoke</text:span>? User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office:value-type="string" calcext:value-type="string">
            <text:p>user can also have derived attribute number of books own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Master book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2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4" office:value-type="string" calcext:value-type="string">
            <text:p>User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4" office:value-type="string" calcext:value-type="string">
            <text:p>Messages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Book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click on a physical copy link..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go to physical copy pag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and see all details with who has i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whose boo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and request the boo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style-name="ce4" office:value-type="string" calcext:value-type="string">
            <text:p>For transaction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</table:table-row>
        <table:table-row table:style-name="ro5">
          <table:table-cell table:style-name="ce6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</table:table-row>
        <table:table-row table:style-name="ro2" table:number-rows-repeated="3">
          <table:table-cell table:style-name="Default" table:number-columns-repeated="13"/>
        </table:table-row>
        <table:table-row table:style-name="ro2">
          <table:table-cell table:style-name="ce4" office:value-type="string" calcext:value-type="string">
            <text:p>Moderator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dited book info also verify??</text:p>
          </table:table-cell>
          <table:table-cell table:number-columns-repeated="12"/>
        </table:table-row>
        <table:table-row table:style-name="ro2" table:number-rows-repeated="6">
          <table:table-cell table:number-columns-repeated="13"/>
        </table:table-row>
        <table:table-row table:style-name="ro2">
          <table:table-cell table:style-name="ce4" office:value-type="string" calcext:value-type="string">
            <text:p>Table formats rough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office:value-type="string" calcext:value-type="string">
            <text:p>history of wishlist?</text:p>
          </table:table-cell>
          <table:table-cell table:number-columns-repeated="10"/>
        </table:table-row>
        <table:table-row table:style-name="ro4">
          <table:table-cell table:style-name="ce7" office:value-type="string" calcext:value-type="string">
            <text:p><text:span text:style-name="T1">UseR: fname, name, email, entry no, derived as desc in </text:span><text:span text:style-name="T2">users can</text:span><text:span text:style-name="T1">, owned books, has books, and unread msgs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 office:value-type="string" calcext:value-type="string">
            <text:p>compliants?</text:p>
          </table:table-cell>
          <table:table-cell table:number-columns-repeated="9"/>
        </table:table-row>
        <table:table-row table:style-name="ro2" table:number-rows-repeated="19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>
        <table:named-range table:name="AEN5497" table:base-cell-address="" table:cell-range-address="$#REF!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19:39:00.205262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2T23:43:13.206384428</dc:date>
    <meta:editing-duration>PT5H5M5S</meta:editing-duration>
    <meta:editing-cycles>7</meta:editing-cycles>
    <meta:generator>LibreOffice/4.2.3.3$Linux_X86_64 LibreOffice_project/420m0$Build-3</meta:generator>
    <meta:document-statistic meta:table-count="2" meta:cell-count="122" meta:object-count="0"/>
  </office:meta>
</office:document-meta>
</file>